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09-02" calcext:value-type="date">
            <text:p>02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0-01" calcext:value-type="date">
            <text:p>0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1-01" calcext:value-type="date">
            <text:p>0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2-02" calcext:value-type="date">
            <text:p>02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1-02" calcext:value-type="date">
            <text:p>02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30" calcext:value-type="float">
            <text:p>630,00</text:p>
          </table:table-cell>
          <table:table-cell table:style-name="ce23" office:value-type="date" office:date-value="2025-02-03" calcext:value-type="date">
            <text:p>03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4-02" calcext:value-type="date">
            <text:p>02/04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5-02" calcext:value-type="date">
            <text:p>02/05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6-03" calcext:value-type="date">
            <text:p>03/06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7-03" calcext:value-type="date">
            <text:p>03/07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8-04" calcext:value-type="date">
            <text:p>04/08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9-02" calcext:value-type="date">
            <text:p>02/09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15]-[.F15]" office:value-type="float" office:value="630" calcext:value-type="float">
            <text:p>63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5])" office:value-type="float" office:value="630" calcext:value-type="float">
            <text:p>630,00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2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  <number:text>,</number:text>
    </number:time-style>
    <number:number-style style:name="N13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6P0" style:volatile="true">
      <number:text>R$""""""""""""""""""""""""""""""""""""""""""""""""""</number:text>
    </number:number-style>
    <number:number-style style:name="N136">
      <style:text-properties fo:color="#ff0000"/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""""""""""""""""""""""""""""""""""</number:text>
    </number:number-style>
    <number:number-style style:name="N138P1" style:volatile="true">
      <number:text>R$(""""""""""""""""""""""""""""""""""""""""""""""""""</number:text>
    </number:number-style>
    <number:number-style style:name="N138">
      <number:text>R$-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date-style style:name="N146">
      <number:month number:style="long"/>
      <number:text>/</number:text>
      <number:year number:style="long"/>
    </number:date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P0" style:volatile="true">
      <number:text>R$""""""""""""""""""""""""""""""""""""""""""""""""""</number:text>
    </number:number-style>
    <number:number-style style:name="N153">
      <number:text>(R$""""""""""""""""""""""""""""""""""""""""""""""""""</number:text>
      <style:map style:condition="value()&gt;=0" style:apply-style-name="N153P0"/>
    </number:number-style>
    <number:time-style style:name="N154">
      <number:hours/>
      <number:text>:</number:text>
      <number:minutes number:style="long"/>
      <number:text> </number:text>
      <number:am-pm/>
    </number:time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time-style style:name="N157">
      <number:minutes number:style="long"/>
      <number:text>:</number:text>
      <number:seconds number:style="long"/>
    </number:time-style>
    <number:date-style style:name="N158">
      <number:day number:style="long"/>
      <number:text>. </number:text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12.873384156">00:00:00</text:time></text:span><text:span text:style-name="MT2"><text:s/></text:span></text:p>
        </style:region-center>
        <style:region-right>
          <text:p><text:span text:style-name="MT4">Campos Mat. Eletr. Hidr. Soc. Un. Ltda.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Campos Mat. Eletr. Hidr. Soc. Un. Ltda.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12.8755027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10-01T10:56:13.210560701</dc:date>
    <meta:print-date>2025-01-02T18:05:13.032000000</meta:print-date>
    <dc:language>pt-PT</dc:language>
    <meta:editing-cycles>578</meta:editing-cycles>
    <meta:editing-duration>P1DT8H9M2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